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rsid="03171bd7" officeooo:paragraph-rsid="03171bd7" fo:background-color="transparent"/>
    </style:style>
    <style:style style:name="P6" style:family="paragraph" style:parent-style-name="Standard">
      <style:text-properties officeooo:rsid="03246906" officeooo:paragraph-rsid="03246906"/>
    </style:style>
    <style:style style:name="P7" style:family="paragraph" style:parent-style-name="Standard">
      <style:text-properties officeooo:rsid="03257926" officeooo:paragraph-rsid="0327391d"/>
    </style:style>
    <style:style style:name="P8" style:family="paragraph" style:parent-style-name="Standard">
      <style:text-properties officeooo:rsid="0328f2ed" officeooo:paragraph-rsid="0328f2ed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982a" fo:background-color="transparent" style:font-size-asian="12pt" style:font-size-complex="12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ae16" fo:background-color="transparent" style:font-size-asian="12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31ab2d4" officeooo:paragraph-rsid="031ab2d4" fo:background-color="transparent" style:font-size-asian="12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2pt" officeooo:rsid="031dbe8b" officeooo:paragraph-rsid="031dbe8b" fo:background-color="transparent" style:font-size-asian="12pt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2pt" officeooo:rsid="03214091" officeooo:paragraph-rsid="03214091" fo:background-color="transparent" style:font-size-asian="12pt" style:font-size-complex="12pt"/>
    </style:style>
    <style:style style:name="P14" style:family="paragraph" style:parent-style-name="Standard" style:list-style-name="L5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3171bd7" officeooo:paragraph-rsid="03171bd7" fo:background-color="transparen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officeooo:rsid="030fccb5" officeooo:paragraph-rsid="030fccb5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officeooo:rsid="0319982a" officeooo:paragraph-rsid="0319982a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3246906" officeooo:paragraph-rsid="03246906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705a4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aa76b" style:font-size-asian="12pt" style:font-size-complex="12pt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05a4" officeooo:paragraph-rsid="031705a4" style:font-size-asian="12pt" style:font-size-complex="12pt"/>
    </style:style>
    <style:style style:name="P2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05a4" officeooo:paragraph-rsid="031a8e01" style:font-size-asian="12pt" style:font-size-complex="12pt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1bd7" officeooo:paragraph-rsid="031aa76b" fo:background-color="transparent" style:font-size-asian="12pt" style:font-size-complex="12pt"/>
    </style:style>
    <style:style style:name="P25" style:family="paragraph" style:parent-style-name="Text_20_body">
      <style:text-properties officeooo:rsid="02fd8a6a" officeooo:paragraph-rsid="02fd8a6a"/>
    </style:style>
    <style:style style:name="P26" style:family="paragraph" style:parent-style-name="Text_20_body">
      <style:text-properties officeooo:rsid="02fd8a6a" officeooo:paragraph-rsid="0308ddcd"/>
    </style:style>
    <style:style style:name="P27" style:family="paragraph" style:parent-style-name="Text_20_body">
      <style:text-properties officeooo:rsid="02ff8718" officeooo:paragraph-rsid="02ff8718"/>
    </style:style>
    <style:style style:name="P28" style:family="paragraph" style:parent-style-name="Text_20_body">
      <style:text-properties officeooo:rsid="03015cbf" officeooo:paragraph-rsid="03102ef8"/>
    </style:style>
    <style:style style:name="P29" style:family="paragraph" style:parent-style-name="Text_20_body">
      <style:text-properties officeooo:rsid="0302f447" officeooo:paragraph-rsid="0302f447"/>
    </style:style>
    <style:style style:name="P30" style:family="paragraph" style:parent-style-name="Text_20_body">
      <style:text-properties officeooo:rsid="0304124f" officeooo:paragraph-rsid="03206cf7"/>
    </style:style>
    <style:style style:name="P31" style:family="paragraph" style:parent-style-name="Text_20_body">
      <style:text-properties officeooo:rsid="03065def" officeooo:paragraph-rsid="03065def"/>
    </style:style>
    <style:style style:name="P32" style:family="paragraph" style:parent-style-name="Text_20_body">
      <style:text-properties fo:font-size="12pt" officeooo:rsid="0308eb69" officeooo:paragraph-rsid="0308eb69" style:font-size-asian="12pt" style:font-size-complex="12pt"/>
    </style:style>
    <style:style style:name="P33" style:family="paragraph" style:parent-style-name="Text_20_body">
      <style:text-properties fo:font-size="12pt" officeooo:paragraph-rsid="030bc76b" fo:background-color="#ffff00" style:font-size-asian="12pt" style:font-size-complex="12pt"/>
    </style:style>
    <style:style style:name="P34" style:family="paragraph" style:parent-style-name="Text_20_body">
      <style:text-properties fo:font-size="12pt" officeooo:rsid="030c1851" officeooo:paragraph-rsid="030c1851" fo:background-color="transparent" style:font-size-asian="12pt" style:font-size-complex="12pt"/>
    </style:style>
    <style:style style:name="P35" style:family="paragraph" style:parent-style-name="Text_20_body">
      <style:text-properties fo:font-size="12pt" officeooo:rsid="030fccb5" officeooo:paragraph-rsid="0316987c" fo:background-color="transparent" style:font-size-asian="12pt" style:font-size-complex="12pt"/>
    </style:style>
    <style:style style:name="P36" style:family="paragraph" style:parent-style-name="Text_20_body" style:list-style-name="L6">
      <style:text-properties officeooo:paragraph-rsid="03102ef8"/>
    </style:style>
    <style:style style:name="P37" style:family="paragraph" style:parent-style-name="Text_20_body" style:list-style-name="L6">
      <style:text-properties officeooo:rsid="03102ef8" officeooo:paragraph-rsid="03102ef8"/>
    </style:style>
    <style:style style:name="P38" style:family="paragraph" style:parent-style-name="Text_20_body" style:list-style-name="L6">
      <style:text-properties officeooo:rsid="0311a30b" officeooo:paragraph-rsid="0311a30b"/>
    </style:style>
    <style:style style:name="P39" style:family="paragraph" style:parent-style-name="Text_20_body">
      <style:text-properties officeooo:rsid="0324108d" officeooo:paragraph-rsid="0324108d"/>
    </style:style>
    <style:style style:name="P40" style:family="paragraph" style:parent-style-name="Text_20_body" style:list-style-name="L7">
      <style:text-properties officeooo:rsid="03246906" officeooo:paragraph-rsid="03246906"/>
    </style:style>
    <style:style style:name="P41" style:family="paragraph" style:parent-style-name="Text_20_body">
      <style:text-properties officeooo:rsid="03246906" officeooo:paragraph-rsid="03246906"/>
    </style:style>
    <style:style style:name="P42" style:family="paragraph" style:parent-style-name="Text_20_body" style:list-style-name="L5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43" style:family="paragraph" style:parent-style-name="Heading_20_1">
      <style:text-properties officeooo:rsid="02fd8a6a" officeooo:paragraph-rsid="02fd8a6a"/>
    </style:style>
    <style:style style:name="P44" style:family="paragraph" style:parent-style-name="Heading_20_2">
      <style:text-properties officeooo:rsid="03065def" officeooo:paragraph-rsid="0307269c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bc76b" style:font-weight-asian="bold" style:font-weight-complex="bold"/>
    </style:style>
    <style:style style:name="T4" style:family="text">
      <style:text-properties fo:font-weight="bold" officeooo:rsid="0319ae16" style:font-weight-asian="bold" style:font-weight-complex="bold"/>
    </style:style>
    <style:style style:name="T5" style:family="text">
      <style:text-properties fo:color="#000000" style:font-name="Monospace" fo:font-size="14pt" style:font-size-asian="14pt" fo:background-color="#e8f2fe"/>
    </style:style>
    <style:style style:name="T6" style:family="text">
      <style:text-properties fo:color="#000000" style:font-name="Monospace" fo:font-size="14pt" officeooo:rsid="030390eb" style:font-size-asian="14pt" fo:background-color="#e8f2fe"/>
    </style:style>
    <style:style style:name="T7" style:family="text">
      <style:text-properties fo:color="#000000" style:font-name="Monospace" fo:font-size="14pt" style:font-size-asian="14pt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officeooo:rsid="0316987c"/>
    </style:style>
    <style:style style:name="T10" style:family="text">
      <style:text-properties fo:color="#000000" style:font-name="Monospace" fo:font-style="italic" style:font-style-asian="italic"/>
    </style:style>
    <style:style style:name="T11" style:family="text">
      <style:text-properties fo:color="#000000" style:font-name="Monospace" fo:font-style="italic" fo:background-color="transparent" loext:char-shading-value="0" style:font-style-asian="italic"/>
    </style:style>
    <style:style style:name="T12" style:family="text">
      <style:text-properties fo:color="#000000" style:font-name="Monospace" officeooo:rsid="0319ae16" fo:background-color="transparent" loext:char-shading-value="0"/>
    </style:style>
    <style:style style:name="T13" style:family="text">
      <style:text-properties fo:color="#000000" style:font-name="Monospace" officeooo:rsid="031aa76b"/>
    </style:style>
    <style:style style:name="T14" style:family="text">
      <style:text-properties fo:color="#000000" style:font-name="Monospace" officeooo:rsid="031ab2d4"/>
    </style:style>
    <style:style style:name="T15" style:family="text">
      <style:text-properties fo:color="#6a3e3e" style:font-name="Monospace" officeooo:rsid="030bc76b"/>
    </style:style>
    <style:style style:name="T16" style:family="text">
      <style:text-properties fo:color="#6a3e3e" style:font-name="Monospace"/>
    </style:style>
    <style:style style:name="T17" style:family="text">
      <style:text-properties fo:color="#6a3e3e" style:font-name="Monospace" style:text-underline-style="none"/>
    </style:style>
    <style:style style:name="T18" style:family="text">
      <style:text-properties fo:color="#6a3e3e" style:font-name="Monospace" officeooo:rsid="031ab2d4"/>
    </style:style>
    <style:style style:name="T19" style:family="text">
      <style:text-properties fo:color="#0000c0" style:font-name="Monospace" fo:font-size="14pt" fo:font-style="italic" fo:font-weight="bold" style:font-size-asian="14pt" style:font-style-asian="italic" style:font-weight-asian="bold"/>
    </style:style>
    <style:style style:name="T20" style:family="text">
      <style:text-properties fo:color="#0000c0" style:font-name="Monospace" fo:font-size="14pt" fo:font-style="italic" fo:font-weight="bold" officeooo:rsid="03246906" style:font-size-asian="14pt" style:font-style-asian="italic" style:font-weight-asian="bold"/>
    </style:style>
    <style:style style:name="T21" style:family="text">
      <style:text-properties fo:color="#7f0055" style:font-name="Monospace" fo:font-size="14pt" fo:font-weight="bold" style:font-size-asian="14pt" style:font-weight-asian="bold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officeooo:rsid="024697f7"/>
    </style:style>
    <style:style style:name="T24" style:family="text">
      <style:text-properties fo:color="#2a00ff" style:font-name="Monospace"/>
    </style:style>
    <style:style style:name="T25" style:family="text">
      <style:text-properties officeooo:rsid="02e7512e"/>
    </style:style>
    <style:style style:name="T26" style:family="text">
      <style:text-properties officeooo:rsid="02ff8718"/>
    </style:style>
    <style:style style:name="T27" style:family="text">
      <style:text-properties officeooo:rsid="03015cbf"/>
    </style:style>
    <style:style style:name="T28" style:family="text">
      <style:text-properties officeooo:rsid="0301a401"/>
    </style:style>
    <style:style style:name="T29" style:family="text">
      <style:text-properties officeooo:rsid="03024cba"/>
    </style:style>
    <style:style style:name="T30" style:family="text">
      <style:text-properties officeooo:rsid="030390eb"/>
    </style:style>
    <style:style style:name="T31" style:family="text">
      <style:text-properties officeooo:rsid="0305af4b"/>
    </style:style>
    <style:style style:name="T32" style:family="text">
      <style:text-properties officeooo:rsid="0308ddcd"/>
    </style:style>
    <style:style style:name="T33" style:family="text">
      <style:text-properties officeooo:rsid="030a9100"/>
    </style:style>
    <style:style style:name="T34" style:family="text">
      <style:text-properties officeooo:rsid="030bc76b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308ddcd" style:font-size-asian="12pt" style:font-size-complex="12pt"/>
    </style:style>
    <style:style style:name="T37" style:family="text">
      <style:text-properties fo:font-size="12pt" officeooo:rsid="031aa76b" style:font-size-asian="12pt" style:font-size-complex="12pt"/>
    </style:style>
    <style:style style:name="T38" style:family="text">
      <style:text-properties officeooo:rsid="030dfdf1"/>
    </style:style>
    <style:style style:name="T39" style:family="text">
      <style:text-properties officeooo:rsid="03102ef8"/>
    </style:style>
    <style:style style:name="T40" style:family="text">
      <style:text-properties officeooo:rsid="031201a5"/>
    </style:style>
    <style:style style:name="T41" style:family="text">
      <style:text-properties officeooo:rsid="0313e368"/>
    </style:style>
    <style:style style:name="T42" style:family="text">
      <style:text-properties officeooo:rsid="0314ded7"/>
    </style:style>
    <style:style style:name="T43" style:family="text">
      <style:text-properties officeooo:rsid="0319ae16"/>
    </style:style>
    <style:style style:name="T44" style:family="text">
      <style:text-properties officeooo:rsid="031c824a"/>
    </style:style>
    <style:style style:name="T45" style:family="text">
      <style:text-properties officeooo:rsid="032469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כתיבת וקריאת עצמים</text:h>
      <text:p text:style-name="P25">נניח שאנחנו רוצים לשמור עצם מורכב (עם שדות, עצמים נוספים, מערכים וכו') לקובץ, כדי שנוכל לקרוא אותו מאוחר יותר. <text:s text:c="3"/>או שאנחנו רוצים לשלוח עצם דרך האינטרנט לשרת שנמצא במחשב אחר. <text:s/>איך אפשר לעשות זאת?<text:span text:style-name="T26"> <text:s text:c="2"/>יש שתי דרכים עיקריות. </text:span></text:p>
      <text:p text:style-name="Heading_20_2">דרך א: <text:span text:style-name="T28">כתיבה וקריאה כטקסט</text:span></text:p>
      <text:p text:style-name="P27"><text:span text:style-name="T29">הדרך הראשונה לכתיבה וקריאה של עצמים </text:span>היא להמיר <text:span text:style-name="T29">אותם </text:span>לטקסט. ישנם שני פורמטים עיקריים <text:span text:style-name="T29">לייצוג </text:span><text:s/><text:span text:style-name="T29">עצמים כ</text:span>טקסט: XML ו-JSON. <text:s text:c="2"/>הראשון ארוך יותר אבל מכיל מידע מדוייק יותר על המחלקות הנשמרות; <text:s/>השני קצר ותמציתי יותר אבל מכיל פחות מידע.</text:p>
      <text:p text:style-name="P28">המרת אובייקטים ל-XML נתמכת בג'אבה באופן טבעי ע"י החבילה JAXB. כדי להשתמש בה צריך לעשות כמה שינויים במחלקות שאותן רוצים לשמור<text:span text:style-name="T39">:</text:span></text:p>
      <text:list xml:id="list2773877205485706306" text:style-name="L6">
        <text:list-item>
          <text:p text:style-name="P36"><text:span text:style-name="T27">צריך לסמן כל מחלקה כזאת בתג @XmlRootElement. <text:s text:c="2"/></text:span></text:p>
        </text:list-item>
        <text:list-item>
          <text:p text:style-name="P37">צריך לוודא שלכל מחלקה יש בנאי בלי פרמטרים.</text:p>
        </text:list-item>
        <text:list-item>
          <text:p text:style-name="P38">צריך לוודא שלכל שדה של המחלקה שרוצים לשמור יש getter ו-setter.</text:p>
        </text:list-item>
        <text:list-item>
          <text:p text:style-name="P36"><text:span text:style-name="T27">אם למחלקה יש מחלקות יורשות, צריך להזכיר אותן בתג @XmlSeeAlso במחלקה המורישה.</text:span></text:p>
        </text:list-item>
      </text:list>
      <text:p text:style-name="P28">לפירוט ראו דוגמאות קוד בחבילה lesson10, בפרט במחלקה <text:span text:style-name="T5">JaxbDemo</text:span><text:span text:style-name="T6">.</text:span></text:p>
      <text:p text:style-name="P29">בחבילה JAXB יש כמה בעיות. אחת מהן היא שאי-אפשר לשמור רשימות (כגון ArrayList) באופן ישיר כי המחלקה <text:s/>ArrayList <text:s/>לא כוללת את התג @XmlRootElement; צריך לעטוף רשימות במחלקות ייעודיות, ראו למשל Employees. <text:s text:c="2"/>בעיה שניה היא, שאם אותו עצם מופיע כמה פעמים במבנה שרוצים לשמור, <text:span text:style-name="T30">העובדה הזאת לא נשמרת ב-XML. לכן, כשקוראים את העצמים מחדש מה-XML, העצם שמופיע כמה פעמים ישוכפל. אם יש הרבה עצמים כאלה - הדבר יגרום לבזבוז זיכרון משמעותי.</text:span></text:p>
      <text:p text:style-name="P30">הפורמט השני<text:span text:style-name="T40"> נקרא </text:span>JSON. <text:span text:style-name="T40">הוא </text:span>מקובל מאד <text:span text:style-name="T40">באפליקציות רשת, לצורך תקשורת בין השרת ללקוח. <text:s text:c="2"/></text:span>ישנן כמה חבילות שמאפשרות לייצג עצמים כטקסט בפורמט זה, למשל GSON ו-Jackson. <text:span text:style-name="T41"><text:s text:c="2"/></text:span>לדוגמת שימוש ב-GSON ראו GsonDemo.<text:span text:style-name="T31"> <text:s/>ב-GSON יש אף יותר בעיות מב-JAXB: <text:s/>הספריה לא מתמודדת כראוי עם מחלקות יורשות, הסוג של עצמים ברשימה כלל לא נשמר, וגם הבעיה של שיכפול מיותר קיימת כאן.</text:span></text:p>
      <text:p text:style-name="P31">אני לא מכיר חבילה ששומרת עצמים כטקסט, בלי בעיית השיכפול המיותר. </text:p>
      <text:p text:style-name="P44">דרך<text:span text:style-name="T42"> ב</text:span>: <text:span text:style-name="T28">כתיבה וקריאה בינרית</text:span></text:p>
      <text:p text:style-name="P26">בשפת ג'אבה ישנו מנגנון <text:span text:style-name="T32">משוכלל יותר לכתיבה וקריאה של עצמים. הוא נקרא </text:span>serialization<text:span text:style-name="T32">. במנגנון זה, </text:span><text:span text:style-name="T36">העצמים לא נשמרים כטקסט אלא כרצף של בתים (בייצוג בינארי). <text:s/>החיסרון הוא, שהפורמט הזה אינו קריא לבני-אדם; <text:s/>היתרון הוא, <text:s/>שהעצמים נשמרים בצורה מדוייקת יותר ובלי שיכפול מיותר.</text:span></text:p>
      <text:p text:style-name="P32">כדי להשתמש במנגנון זה, <text:span text:style-name="T33">צריך להגדיר כל עצם שרוצים לשמור כמממש של הממשק Serializable. <text:s/>זה ממשק שנראה קצת מוזר - אין לו שום מתודות. הוא ריק לגמרי. הוא משמש רק לסימון.</text:span></text:p>
      <text:p text:style-name="P33"><text:span text:style-name="T3">חידה</text:span><text:span text:style-name="T34">: איך אפשר לבדוק אם עצם כלשהו שייך למחלקה המממשת את הממשק Serializable?<text:line-break/></text:span><text:span text:style-name="T3">תשובה</text:span><text:span text:style-name="T34">: <text:s/></text:span><text:span text:style-name="T15">object</text:span><text:span text:style-name="T8"> </text:span><text:span text:style-name="T22">instanceof</text:span><text:span text:style-name="T8"> Serializable</text:span><text:span text:style-name="T34">.</text:span></text:p>
      <text:p text:style-name="P34">אם מחלקה מסויימת מממשת את Serializable, אז גם כל צאצאיה מממשים אותו - לא צריך להגדיר זאת בפירוש. <text:s text:c="2"/>אבל, צריך לוודא שכל השדות שלה מממשים את Serializable<text:span text:style-name="T38">,</text:span> <text:span text:style-name="T38">אחרת נקבל שגיאה בזמן ריצה.</text:span></text:p>
      <text:p text:style-name="P35"><text:span text:style-name="T38">א</text:span>חרי שווידאנו שכל העצמים שנרצה לשמור הם Serializable, אנחנו צריכים להשיג <text:span text:style-name="T2">זרם-פלט </text:span>שלתוכו נשמור את העצמים. <text:s/><text:span text:style-name="T39">לשם כך צריך לבנות ObjectOutputStream. <text:s/>לשם כך צריך קודם לבנות OutputStream. <text:s text:c="2"/>יש כמה סוגים של <text:s/>OutputStream בשפת ג'אבה, למשל:</text:span></text:p>
      <text:p text:style-name="P16"><text:span text:style-name="T9">ByteArrayOutputStream </text:span><text:span text:style-name="T16">baos</text:span><text:span text:style-name="T8"> = </text:span><text:span text:style-name="T22">new</text:span><text:span text:style-name="T8"> ByteArrayOutputStream();</text:span></text:p>
      <text:p text:style-name="P19"><text:span text:style-name="T8">OutputStream </text:span><text:span text:style-name="T17">fos</text:span><text:span text:style-name="T8"> = Files.</text:span><text:span text:style-name="T10">newOutputStream</text:span><text:span text:style-name="T8">(Paths.</text:span><text:span text:style-name="T10">get</text:span><text:span text:style-name="T8">(</text:span><text:span text:style-name="T24">"test.bin"</text:span><text:span text:style-name="T8">));</text:span></text:p>
      <text:p text:style-name="P22"><text:span text:style-name="T8">אחרי שבנינו אחד כזה, אנחנו יכולים לבנות ObjectOutputStream , למשל:</text:span></text:p>
      <text:p text:style-name="P19"><text:span text:style-name="T8">ObjectOutputStream </text:span><text:span text:style-name="T16">oos</text:span><text:span text:style-name="T8"> = </text:span><text:span text:style-name="T22">new</text:span><text:span text:style-name="T8"> ObjectOutputStream(</text:span><text:span text:style-name="T16">baos</text:span><text:span text:style-name="T8">);</text:span></text:p>
      <text:p text:style-name="P20"><text:span text:style-name="T8">ObjectOutputStream </text:span><text:span text:style-name="T16">oos</text:span><text:span text:style-name="T8"> = </text:span><text:span text:style-name="T22">new</text:span><text:span text:style-name="T8"> ObjectOutputStream(</text:span><text:span text:style-name="T17">fos</text:span><text:span text:style-name="T8">);</text:span></text:p>
      <text:p text:style-name="P5"><text:span text:style-name="T37">ואז</text:span><text:span text:style-name="T35"> לשמור את העצמים שלנו לתוך </text:span><text:span text:style-name="T37">הזרם בעזרת ה</text:span><text:span text:style-name="T35">מתודה writeObject:</text:span></text:p>
      <text:p text:style-name="P15"><text:span text:style-name="T35">oos.writeObject(employee)</text:span></text:p>
      <text:p text:style-name="P9"/>
      <text:p text:style-name="P10">כדי לקרוא <text:span text:style-name="T43">את העצמים שכתבנו, אנחנו צריכים </text:span><text:span text:style-name="T4">זרם-קלט. </text:span><text:span text:style-name="T43"><text:s/>לשם כך צריך לבנות ObjectInputStream, <text:s text:c="2"/>ולשם כך צריך קודם לבנות InputStream. <text:s text:c="2"/>יש כמה סוגים של <text:s/>InputStream בשפת ג'אבה, למשל:</text:span></text:p>
      <text:p text:style-name="P17"><text:span text:style-name="T8">ByteArrayInputStream </text:span><text:span text:style-name="T16">bais</text:span><text:span text:style-name="T8"> = </text:span><text:span text:style-name="T22">new</text:span><text:span text:style-name="T8"> ByteArrayInputStream(</text:span><text:span text:style-name="T16">bytes</text:span><text:span text:style-name="T8">);</text:span></text:p>
      <text:p text:style-name="P19"><text:span text:style-name="T8">InputStream </text:span><text:span text:style-name="T17">fis</text:span><text:span text:style-name="T8"> = Files.</text:span><text:span text:style-name="T11">newInputStream</text:span><text:span text:style-name="T8">(Paths.</text:span><text:span text:style-name="T10">get</text:span><text:span text:style-name="T8">(</text:span><text:span text:style-name="T24">"test.bin"</text:span><text:span text:style-name="T8">));</text:span></text:p>
      <text:p text:style-name="P23"><text:span text:style-name="T8">אחרי שבנינו אחד כזה, אנחנו יכולים לבנות </text:span><text:span text:style-name="T12">ObjectInputStream</text:span><text:span text:style-name="T8"> , למשל:</text:span></text:p>
      <text:p text:style-name="P19"><text:span text:style-name="T8">ObjectInputStream </text:span><text:span text:style-name="T16">ois</text:span><text:span text:style-name="T8"> = </text:span><text:span text:style-name="T22">new</text:span><text:span text:style-name="T8"> ObjectInputStream(</text:span><text:span text:style-name="T16">bais</text:span><text:span text:style-name="T8">);</text:span></text:p>
      <text:p text:style-name="P21"><text:span text:style-name="T8">ObjectInputStream </text:span><text:span text:style-name="T16">ois</text:span><text:span text:style-name="T8"> = </text:span><text:span text:style-name="T22">new</text:span><text:span text:style-name="T8"> ObjectInputStream(</text:span><text:span text:style-name="T17">fis</text:span><text:span text:style-name="T8">);</text:span></text:p>
      <text:p text:style-name="P24"><text:span text:style-name="T13">ואז</text:span><text:span text:style-name="T8"> </text:span><text:span text:style-name="T13">לקרוא</text:span><text:span text:style-name="T8"> את העצמים שלנו </text:span><text:span text:style-name="T13">מת</text:span><text:span text:style-name="T8">וך </text:span><text:span text:style-name="T13">הזרם בעזרת ה</text:span><text:span text:style-name="T8">מתודה </text:span><text:span text:style-name="T14">read</text:span><text:span text:style-name="T8">Object:</text:span></text:p>
      <text:p text:style-name="P21"><text:span text:style-name="T8">Employee </text:span><text:span text:style-name="T18">employee</text:span><text:span text:style-name="T8"> = (Employee) </text:span><text:span text:style-name="T16">ois</text:span><text:span text:style-name="T8">.readObject();</text:span></text:p>
      <text:p text:style-name="P11">שימו לב - העצם המוחזר הוא מסוג Object, ולכן צריך להשליך (cast) <text:span text:style-name="T44">אותו למחלקה שאנחנו יודעים שכתבנו לתוכו.</text:span></text:p>
      <text:p text:style-name="P11"/>
      <text:p text:style-name="P12">השימוש ב-readObject, writeObject יותר יעיל ומהיר משימוש בפורמטי טקסט, הוא יודע לשמור מערכים ורשימות בלי שום בעיה, ויודע גם לא לשכפל עצמים - לדוגמה ראו בקובץ ObjectStreamDemo.</text:p>
      <text:p text:style-name="P13"/>
      <text:p text:style-name="P13"><text:span text:style-name="T2">הערה</text:span>: כברירת מחדל, writeObject ו-readObject כותבים וקוראים את כל השדות בעצם. אם רוצים ששדה מסויים לא ייכתב/ייקרא, יש לסמן אותו במילת-המפתח transient.</text:p>
      <text:p text:style-name="Heading_20_2">גירסאות של מחלקות</text:p>
      <text:p text:style-name="P39">נניח שהגדרנו מחלקה, שמרנו עצם מהמחלקה בקובץ, שינינו את הגדרת המחלקה, וקראנו עצם מהמחלקה מתוך הקובץ.<text:span text:style-name="T45"> <text:s/>מה צריך לקרות? <text:s text:c="2"/>יש שתי אפשרויות:</text:span></text:p>
      <text:list xml:id="list2320055793946057460" text:style-name="L7">
        <text:list-item>
          <text:p text:style-name="P40">אפשרות אחת היא, שהשינוי שעשינו בהגדרת המחלקה הוא קטן ולא משפיע על הייצוג של המחלקה בקובץ. למשל, הוספנו מתודה, או הוספנו שדה חדש שיש לו ערך ברירת-מחדל הגיוני.</text:p>
        </text:list-item>
        <text:list-item>
          <text:p text:style-name="P40">אפשרות שניה היא, שהשינוי שעשינו בהגדרת המחלקה הוא משמעותי. למשל, הורדנו שדות והוספנו שדות שאין להם ערך ברירת-מחדל הגיוני.</text:p>
        </text:list-item>
      </text:list>
      <text:p text:style-name="P41">במקרה הראשון, היינו רוצים לאפשר קריאה של המחלקה החדשה מקובץ שנכתב לפי ההגדרה הישנה; במקרה השני, היינו רוצים לא לאפשר קריאה אלא לזרוק חריגה. רק אנחנו - כותבי המחלקה - יודעים מהי האפשרות הנכונה. </text:p>
      <text:p text:style-name="P41">הדרך שלנו להודיע לג'אבה מה האפשרות הנכונה היא ע"י הגדרת <text:span text:style-name="T2">גירסה</text:span>. לכל מחלקה המממשת Serializable, יש להגדיר קבוע סטטי בשם SerialVersionUID. ניתן לאתחל שדה זה ל-1, למשל כך:</text:p>
      <text:p text:style-name="P18"><text:span text:style-name="T21">private</text:span><text:span text:style-name="T7"> </text:span><text:span text:style-name="T21">static</text:span><text:span text:style-name="T7"> </text:span><text:span text:style-name="T21">final</text:span><text:span text:style-name="T7"> </text:span><text:span text:style-name="T21">long</text:span><text:span text:style-name="T7"> </text:span><text:span text:style-name="T19">serialVersionUID</text:span><text:span text:style-name="T7"> = 1L;</text:span></text:p>
      <text:p text:style-name="P6">המתודה writeObject כותבת את הגירסה לקובץ, <text:s/>והמתודה readObject קוראת את הגירסה ומשווה לגירסה הנוכחית של המחלקה. <text:s/>אם הגירסה לא השתנתה, העצם נקרא והשדות החדשים מאותחלים לערכי ברירת-מחדל. <text:s text:c="2"/>אם הגירסה השתנתה (למשל הגירסה בקובץ היא 1 והגירסה הנוכחית בהגדרת המחלקה היא 2) אז readObject זורק חריגה. </text:p>
      <text:p text:style-name="P6"/>
      <text:p text:style-name="P7">אם לא מגדירים את השדה <text:span text:style-name="T20">serialVersionUID</text:span><text:span text:style-name="T45">, <text:s/>ג'אבה מגדירה אותו אוטומטית ע"י נוסחה כלשהי התלויה בשדות ובמתודות המוגדרים במחלקה. <text:s/>בדרך-כלל, כל שינוי קטן במחלקה יגרום לשינוי בתוצאת הנוסחה, ולכן לא נוכל לקרוא קבצים ישנים (כלומר התנהגות ברירת-המחדל היא לפי האפשרות השניה).</text:span></text:p>
      <text:p text:style-name="P8"/>
      <text:p text:style-name="P8">לכן, כשלא מגדירים את השדה הזה, אקליפס מזהיר אותנו ומודיע שכדאי להגדיר אותו.</text:p>
      <text:p text:style-name="Heading_20_2">מקורות </text:p>
      <text:list xml:id="list8287991534422304525" text:style-name="L5">
        <text:list-item>
          <text:p text:style-name="P42">Cay Horstmann, “Core Java <text:span text:style-name="T25">SE 9 </text:span>for the Impatient”, chapter<text:span text:style-name="T23"> 9.</text:span></text:p>
          <text:p text:style-name="P14"/>
        </text:list-item>
      </text:list>
      <text:p text:style-name="P4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23T23:43:35.716839384</dc:date>
    <meta:editing-duration>P4DT11H2M35S</meta:editing-duration>
    <meta:editing-cycles>738</meta:editing-cycles>
    <meta:document-statistic meta:table-count="0" meta:image-count="0" meta:object-count="0" meta:page-count="1" meta:paragraph-count="53" meta:word-count="900" meta:character-count="5661" meta:non-whitespace-character-count="4765"/>
  </office:meta>
</office:document-meta>
</file>